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Part Nmb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CW080522K0FKEA</text:p>
          </table:table-cell>
          <table:table-cell table:style-name="ce4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CWR08X8201FTL</text:p>
          </table:table-cell>
          <table:table-cell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12061K50FKEAHP</text:p>
          </table:table-cell>
          <table:table-cell office:value-type="string" calcext:value-type="string">
            <text:p><text:span text:style-name="T1"><text:a xlink:href="http://www.farnell.com/datasheets/2618455.pdf" xlink:type="simple">1739015</text:a></text:span></text:p>
          </table:table-cell>
          <table:table-cell table:style-name="ce12" office:value-type="string" calcext:value-type="string">
            <text:p>smd resis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920YC5-TR</text:p>
          </table:table-cell>
          <table:table-cell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W 34 BS-Z </text:p>
          </table:table-cell>
          <table:table-cell table:style-name="ce4" office:value-type="string" calcext:value-type="string">
            <text:p><text:a xlink:href="http://www.farnell.com/datasheets/2711553.pdf" xlink:type="simple">2981619RL</text:a></text:p>
          </table:table-cell>
          <table:table-cell office:value-type="string" calcext:value-type="string">
            <text:p>photodi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8055C105KAT2A</text:p>
          </table:table-cell>
          <table:table-cell table:style-name="ce4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0805B104K101CT</text:p>
          </table:table-cell>
          <table:table-cell office:value-type="string" calcext:value-type="string">
            <text:p><text:a xlink:href="https://nl.farnell.com/multicomp/mc0805b104k101ct/cap-0-1-f-100v-10-x7r-0805/dp/2320821?st=MC0805B104K101CT" xlink:type="simple">2320821</text:a></text:p>
          </table:table-cell>
          <table:table-cell office:value-type="string" calcext:value-type="string">
            <text:p>0.1 µF 2012 cap buff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0805B221K500CT </text:p>
          </table:table-cell>
          <table:table-cell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3B-PH-K-S (LF)(SN) </text:p>
          </table:table-cell>
          <table:table-cell office:value-type="string" calcext:value-type="string">
            <text:p><text:a xlink:href="http://www.farnell.com/datasheets/2057211.pdf" xlink:type="simple">9491910</text:a></text:p>
          </table:table-cell>
          <table:table-cell office:value-type="string" calcext:value-type="string">
            <text:p>connector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eripherals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R-3</text:p>
          </table:table-cell>
          <table:table-cell office:value-type="string" calcext:value-type="string">
            <text:p><text:a xlink:href="https://nl.farnell.com/jst-japan-solderless-terminals/phr-3/housing-3way-2mm/dp/3616198?MER=sy-me-pd-mi-acce" xlink:type="simple">3616198</text:a> </text:p>
          </table:table-cell>
          <table:table-cell office:value-type="string" calcext:value-type="string">
            <text:p>recepta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01SPHSPH-26L150</text:p>
          </table:table-cell>
          <table:table-cell office:value-type="string" calcext:value-type="string">
            <text:p><text:a xlink:href="https://nl.farnell.com/jst-japan-solderless-terminals/01sphsph-26l150/lead-150mm-ph/dp/2065431?MER=sy-me-pd-mi-acce" xlink:type="simple">2065431</text:a> </text:p>
          </table:table-cell>
          <table:table-cell office:value-type="string" calcext:value-type="string">
            <text:p>cable assemb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6:07:57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29:54.641000000</meta:creation-date>
    <dc:date>2019-07-18T19:20:50.212000000</dc:date>
    <meta:editing-duration>PT3H21M8S</meta:editing-duration>
    <meta:editing-cycles>9</meta:editing-cycles>
    <meta:generator>LibreOffice/6.1.4.2$Windows_X86_64 LibreOffice_project/9d0f32d1f0b509096fd65e0d4bec26ddd1938fd3</meta:generator>
    <meta:document-statistic meta:table-count="1" meta:cell-count="62" meta:object-count="0"/>
  </office:meta>
</office:document-meta>
</file>